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6.635cm" table:align="left"/>
    </style:style>
    <style:style style:name="表格1.A" style:family="table-column">
      <style:table-column-properties style:column-width="16.635cm"/>
    </style:style>
    <style:style style:name="表格1.A1" style:family="table-cell">
      <style:table-cell-properties fo:padding="0cm" fo:border="none"/>
    </style:style>
    <style:style style:name="P1" style:family="paragraph" style:parent-style-name="Standard">
      <style:text-properties fo:font-size="18.25pt" officeooo:rsid="000e7491" officeooo:paragraph-rsid="000e7491" style:font-size-asian="16pt" style:language-asian="zh" style:country-asian="CN" style:font-size-complex="18.25pt"/>
    </style:style>
    <style:style style:name="P2" style:family="paragraph" style:parent-style-name="Text_20_body">
      <style:paragraph-properties fo:margin-left="0cm" fo:margin-right="0cm" fo:text-indent="0.714cm" style:auto-text-indent="false"/>
      <style:text-properties fo:font-size="16pt" style:font-size-asian="16pt" style:font-size-complex="16pt"/>
    </style:style>
    <style:style style:name="P3" style:family="paragraph" style:parent-style-name="Text_20_body">
      <style:paragraph-properties fo:margin-left="0cm" fo:margin-right="0cm" fo:text-align="start" style:justify-single-word="false" fo:text-indent="0.714cm" style:auto-text-indent="false"/>
      <style:text-properties fo:font-size="16pt" style:font-size-asian="16pt" style:font-size-complex="16pt"/>
    </style:style>
    <style:style style:name="P4" style:family="paragraph" style:parent-style-name="Text_20_body">
      <style:paragraph-properties fo:margin-left="0cm" fo:margin-right="0cm" fo:text-indent="0.714cm" style:auto-text-indent="false"/>
      <style:text-properties fo:color="#ff0000" fo:font-size="16pt" officeooo:rsid="00101068" officeooo:paragraph-rsid="00101068" style:font-size-asian="16pt" style:language-asian="zh" style:country-asian="CN" style:font-size-complex="16pt"/>
    </style:style>
    <style:style style:name="P5" style:family="paragraph" style:parent-style-name="Text_20_body">
      <style:paragraph-properties fo:margin-left="1.386cm" fo:margin-right="0cm" fo:text-indent="-0.635cm" style:auto-text-indent="false"/>
      <style:text-properties fo:font-size="16pt" style:font-size-asian="16pt" style:font-size-complex="16pt"/>
    </style:style>
    <style:style style:name="P6" style:family="paragraph" style:parent-style-name="Text_20_body">
      <style:paragraph-properties fo:margin-left="0cm" fo:margin-right="0cm" fo:text-indent="0.741cm" style:auto-text-indent="false"/>
      <style:text-properties fo:font-size="16pt" style:font-size-asian="16pt" style:font-size-complex="16pt"/>
    </style:style>
    <style:style style:name="P7" style:family="paragraph" style:parent-style-name="Heading_20_1">
      <style:text-properties fo:font-size="16pt" style:font-size-asian="16pt" style:font-size-complex="16pt"/>
    </style:style>
    <style:style style:name="P8" style:family="paragraph" style:parent-style-name="Heading_20_2">
      <style:text-properties fo:font-size="16pt" style:font-size-asian="16pt" style:font-size-complex="16pt"/>
    </style:style>
    <style:style style:name="P9" style:family="paragraph" style:parent-style-name="Table_20_Contents">
      <style:paragraph-properties fo:margin-top="0cm" fo:margin-bottom="0.499cm" loext:contextual-spacing="false"/>
    </style:style>
    <style:style style:name="P10" style:family="paragraph" style:parent-style-name="Table_20_Contents">
      <style:paragraph-properties fo:margin-top="0cm" fo:margin-bottom="0.499cm" loext:contextual-spacing="false"/>
      <style:text-properties style:font-name="Calibri" fo:font-size="10.5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size-asian="22pt" style:font-weight-asian="bold"/>
    </style:style>
    <style:style style:name="T3" style:family="text">
      <style:text-properties style:font-name-asian="宋体1" style:font-size-asian="16pt" style:font-weight-asian="bold"/>
    </style:style>
    <style:style style:name="T4" style:family="text">
      <style:text-properties style:font-name-asian="宋体1" style:font-size-asian="10.5pt"/>
    </style:style>
    <style:style style:name="T5" style:family="text">
      <style:text-properties style:font-name-asian="宋体1" style:font-weight-asian="bold"/>
    </style:style>
    <style:style style:name="T6" style:family="text">
      <style:text-properties officeooo:rsid="000d8362" style:font-name-asian="宋体1" style:language-asian="zh" style:country-asian="CN"/>
    </style:style>
    <style:style style:name="T7" style:family="text">
      <style:text-properties fo:font-size="22pt" fo:font-weight="bold"/>
    </style:style>
    <style:style style:name="T8" style:family="text">
      <style:text-properties fo:font-size="22pt" fo:font-weight="bold" style:font-size-asian="16pt" style:font-size-complex="18.25pt"/>
    </style:style>
    <style:style style:name="T9" style:family="text">
      <style:text-properties fo:font-weight="bold"/>
    </style:style>
    <style:style style:name="T10" style:family="text">
      <style:text-properties style:font-name="Cambria" fo:font-size="16pt" fo:font-weight="bold"/>
    </style:style>
    <style:style style:name="T11" style:family="text">
      <style:text-properties style:font-name="Cambria" fo:font-weight="bold"/>
    </style:style>
    <style:style style:name="T12" style:family="text">
      <style:text-properties fo:font-size="16pt" fo:font-weight="bold"/>
    </style:style>
    <style:style style:name="T13" style:family="text">
      <style:text-properties fo:font-size="10.5pt"/>
    </style:style>
    <style:style style:name="T14" style:family="text">
      <style:text-properties style:font-name="Wingdings"/>
    </style:style>
    <style:style style:name="T15" style:family="text">
      <style:text-properties style:font-name="Wingdings" fo:font-size="10.5pt"/>
    </style:style>
    <style:style style:name="T16" style:family="text">
      <style:text-properties fo:font-size="11pt"/>
    </style:style>
    <style:style style:name="T17" style:family="text">
      <style:text-properties style:font-size-asian="11pt"/>
    </style:style>
    <style:style style:name="T18" style:family="text">
      <style:text-properties style:font-name="Calibri"/>
    </style:style>
    <style:style style:name="T19" style:family="text">
      <style:text-properties style:font-name="Calibri" fo:font-size="10.5pt"/>
    </style:style>
    <style:style style:name="T20" style:family="text">
      <style:text-properties fo:font-size="18.25pt" style:font-name-asian="宋体1" style:font-size-asian="22pt" style:font-weight-asian="bold" style:font-size-complex="18.25pt"/>
    </style:style>
    <style:style style:name="T21" style:family="text">
      <style:text-properties officeooo:rsid="000e7491" style:language-asian="zh" style:country-asian="CN"/>
    </style:style>
    <style:style style:name="T22" style:family="text">
      <style:text-properties officeooo:rsid="000e74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span text:style-name="T9">6 </text:span><text:span text:style-name="T5">时间类型</text:span></text:h>
      <text:h text:style-name="P8" text:outline-level="2"><text:span text:style-name="T9">1</text:span><text:span text:style-name="T5">　</text:span><text:span text:style-name="T11">Java</text:span><text:span text:style-name="T5">中的时间类型</text:span></text:h>
      <text:p text:style-name="P2">java.sql<text:span text:style-name="T1">包下给出三个与数据库相关的日期时间类型，分别是：</text:span></text:p>
      <text:p text:style-name="P5"><text:span text:style-name="T14">l</text:span>Date<text:span text:style-name="T1">：表示日期，只有年月日，没有时分秒。会丢失时间；</text:span></text:p>
      <text:p text:style-name="P5"><text:span text:style-name="T14">l</text:span>Time<text:span text:style-name="T1">：表示时间，有年月日时分秒；</text:span><text:span text:style-name="T6">在java中没有日期，在数据库中有日期和时间</text:span></text:p>
      <text:p text:style-name="P5"><text:span text:style-name="T14">l</text:span>Timestamp<text:span text:style-name="T1">：表示时间戳，有年月日时分秒，以及毫秒。</text:span></text:p>
      <text:p text:style-name="P2"><text:span text:style-name="T1">这三个类都是</text:span>java.util.Date<text:span text:style-name="T1">的子类。</text:span></text:p>
      <text:p text:style-name="P3">java.util.Date -- 年月日时分秒</text:p>
      <text:p text:style-name="P2">java.util.Calendar -- Date getTime()</text:p>
      <text:p text:style-name="P4">在java中查数据建议用Timestamp来接收查询</text:p>
      <text:h text:style-name="P8" text:outline-level="2"><text:span text:style-name="T9">2</text:span><text:span text:style-name="T5">　时间类型相互转换</text:span></text:h>
      <text:p text:style-name="P6"><text:span text:style-name="T1">把数据库的三种时间类型赋给</text:span>java.util.Date<text:span text:style-name="T1">，基本不用转换，因为这是把子类对象给父类的引用，不需要转换。</text:span></text:p>
      <text:p text:style-name="P6">java.sql.Date date = …</text:p>
      <text:p text:style-name="P6">java.util.Date d = date;</text:p>
      <text:p text:style-name="P6">java.sql.Time time = …</text:p>
      <text:p text:style-name="P6">java.util.Date d = time;</text:p>
      <text:p text:style-name="P6">java.sql.Timestamp timestamp = …</text:p>
      <text:p text:style-name="P6">java.util.Date d = timestamp;</text:p>
      <text:p text:style-name="P6"><text:span text:style-name="T1">当需要把</text:span>java.util.Date<text:span text:style-name="T1">转换成数据库的三种时间类型时，这就不能直接赋值了，这需要使用数据库三种时间类型的构造器。</text:span><text:span text:style-name="T18">java.sql</text:span><text:span text:style-name="T1">包下的</text:span><text:span text:style-name="T18">Date</text:span><text:span text:style-name="T1">、</text:span><text:span text:style-name="T18">Time</text:span><text:span text:style-name="T1">、</text:span><text:span text:style-name="T18">TimeStamp</text:span><text:span text:style-name="T1">三个类的构造器都需要一个</text:span><text:span text:style-name="T18">long</text:span><text:span text:style-name="T1">类型的参数，表示毫秒值。创建这三个类型的对象，只需要有毫秒值即可。我们知道</text:span><text:span text:style-name="T18">java.util.Date</text:span><text:span text:style-name="T1">有</text:span><text:span text:style-name="T18">getTime()</text:span><text:span text:style-name="T1">方法可以获取毫秒值，那么这个转换也就不是什么问题了。</text:span></text:p>
      <text:p text:style-name="P2">java.utl.Date d = new java.util.Date();</text:p>
      <text:p text:style-name="P2">java.sql.Date date = new java.sql.Date(d.getTime());//<text:span text:style-name="T1">会丢失时分秒</text:span></text:p>
      <text:p text:style-name="P2">Time time = new Time(d.getTime());</text:p>
      <text:p text:style-name="P2"><text:soft-page-break/>Timestamp timestamp = new Timestamp(d.getTime());</text:p>
      <text:p text:style-name="P1">代码:</text:p>
      <text:p text:style-name="P1">表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0">CREATE TABLE dt(</text:p>
            <text:p text:style-name="P9"><text:span text:style-name="T19">d DATE,</text:span></text:p>
            <text:p text:style-name="P9"><text:span text:style-name="T19">t TIME,</text:span></text:p>
            <text:p text:style-name="P9"><text:span text:style-name="T19">ts TIMESTAMP</text:span></text:p>
            <text:p text:style-name="P10">)</text:p>
          </table:table-cell>
        </table:table-row>
      </table:table>
      <text:p text:style-name="P1">下面插入时间</text:p>
      <text:p text:style-name="P1">String sql="insert into time_test values(?,?,?)";</text:p>
      <text:p text:style-name="P1">ps=conn.prepareStatement(sql);</text:p>
      <text:p text:style-name="P1"><text:s text:c="3"/>java.util.Date date =new java.util.Date();</text:p>
      <text:p text:style-name="P1"><text:s text:c="3"/>ps.setDate(1, new Date(date.getTime()));</text:p>
      <text:p text:style-name="P1"><text:s/>ps.setTime(2, new Time(date.getTime()));</text:p>
      <text:p text:style-name="P1"><text:s text:c="2"/>ps.setTimestamp(3,new Timestamp(date.getTime()) );</text:p>
      <text:p text:style-name="P1">下面是查询数据代码:</text:p>
      <text:p text:style-name="P1">转换指定时间类型</text:p>
      <text:p text:style-name="P1"><text:s/>/*while(rs.next()){</text:p>
      <text:p text:style-name="P1"><text:tab/><text:tab/> <text:s text:c="2"/>Date date =rs.getDate(1);</text:p>
      <text:p text:style-name="P1"><text:tab/><text:tab/> <text:s text:c="2"/>Time time =rs.getTime(2);</text:p>
      <text:p text:style-name="P1"><text:tab/><text:tab/> <text:s text:c="2"/>Timestamp times =rs.getTimestamp(3);</text:p>
      <text:p text:style-name="P1"><text:tab/><text:tab/> <text:s text:c="2"/>System.out.println("日期"+date+" <text:s text:c="2"/>时间"+time+" <text:s text:c="2"/>时间车"+times);</text:p>
      <text:p text:style-name="P1"><text:tab/> <text:s text:c="2"/>}*/</text:p>
      <text:p text:style-name="P1">转化为java.util.Date类型的时间</text:p>
      <text:p text:style-name="P1"><text:tab/> <text:s text:c="2"/>while(rs.next()){</text:p>
      <text:p text:style-name="P1"><text:tab/><text:tab/> <text:s text:c="2"/>java.util.Date date1=rs.getDate(1);</text:p>
      <text:p text:style-name="P1"><text:tab/><text:tab/> <text:s text:c="2"/>java.util.Date date2=rs.get<text:span text:style-name="T22">time</text:span>(2);</text:p>
      <text:p text:style-name="P1"><text:tab/><text:tab/> <text:s text:c="2"/>java.util.Date date3=rs.ge<text:span text:style-name="T22">tTimestamp</text:span>(3);</text:p>
      <text:p text:style-name="P1"><text:tab/><text:tab/> <text:s text:c="2"/>System.out.println(date1+" <text:s/>"+date2+" <text:s/>"+date3);</text:p>
      <text:p text:style-name="P1"><text:tab/> <text:s text:c="2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1M58S</meta:editing-duration>
    <meta:editing-cycles>8</meta:editing-cycles>
    <meta:generator>LibreOffice/5.3.0.3$Windows_X86_64 LibreOffice_project/7074905676c47b82bbcfbea1aeefc84afe1c50e1</meta:generator>
    <dc:date>2018-03-04T12:01:39.332000000</dc:date>
    <meta:document-statistic meta:table-count="1" meta:image-count="0" meta:object-count="0" meta:page-count="2" meta:paragraph-count="52" meta:word-count="495" meta:character-count="1605" meta:non-whitespace-character-count="1464"/>
    <meta:user-defined meta:name="Info 1"/>
    <meta:user-defined meta:name="Info 2"/>
    <meta:user-defined meta:name="Info 3"/>
    <meta:user-defined meta:name="Info 4"/>
  </office:meta>
</office:document-meta>
</file>